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07f1" officeooo:paragraph-rsid="001607f1"/>
    </style:style>
    <style:style style:name="P2" style:family="paragraph" style:parent-style-name="Standard">
      <style:text-properties officeooo:rsid="001607f1" officeooo:paragraph-rsid="0017be39"/>
    </style:style>
    <style:style style:name="P3" style:family="paragraph" style:parent-style-name="Standard">
      <style:text-properties officeooo:paragraph-rsid="001b6d17"/>
    </style:style>
    <style:style style:name="P4" style:family="paragraph">
      <style:paragraph-properties fo:text-align="center"/>
    </style:style>
    <style:style style:name="T1" style:family="text">
      <style:text-properties officeooo:rsid="00158b74"/>
    </style:style>
    <style:style style:name="T2" style:family="text">
      <style:text-properties officeooo:rsid="001607f1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7be39"/>
    </style:style>
    <style:style style:name="T6" style:family="text">
      <style:text-properties officeooo:rsid="001b6d17"/>
    </style:style>
    <style:style style:name="T7" style:family="text">
      <style:text-properties officeooo:rsid="001d6326"/>
    </style:style>
    <style:style style:name="T8" style:family="text">
      <style:text-properties officeooo:rsid="0027b6e3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T</text:span>o find the included file :-</text:p>
      <text:p text:style-name="Standard"/>
      <text:p text:style-name="Standard">File -<text:span text:style-name="T2">&gt; </text:span>Drives CMSIS -<text:span text:style-name="T2">&gt;</text:span>Device →ST -<text:span text:style-name="T2">&gt; </text:span>STM32F4xx -<text:span text:style-name="T2">&gt; Include -&gt; Stm32f44xx.h -&gt; (double click) .</text:span></text:p>
      <text:p text:style-name="Standard"/>
      <text:p text:style-name="P2">typedef <text:span text:style-name="T3">struct </text:span><text:span text:style-name="T5">=(Declaration of the variable)</text:span></text:p>
      <text:p text:style-name="Standard">Structure:</text:p>
      <text:p text:style-name="Standard"/>
      <text:p text:style-name="P1">typedef struct <text:s text:c="40"/>typedef <text:span text:style-name="T3">struct</text:span><text:span text:style-name="T4"> </text:span><text:span text:style-name="T5">(Declaration of the variable)</text:span></text:p>
      <text:p text:style-name="P1"/>
      <text:p text:style-name="P1">{ <text:s text:c="60"/>{</text:p>
      <text:p text:style-name="P1"/>
      <text:p text:style-name="P1">int A;</text:p>
      <text:p text:style-name="P1">int B;</text:p>
      <text:p text:style-name="P1"/>
      <text:p text:style-name="P1">} C; <text:s text:c="57"/>} GPIO - Typedef struct ; (used to define the overall struct)</text:p>
      <text:p text:style-name="P1"/>
      <text:p text:style-name="P1">C varname; <text:s text:c="47"/><text:span text:style-name="T6">GPIO -TypeDef Varname;</text:span> <text:s text:c="21"/></text:p>
      <text:p text:style-name="P1"/>
      <text:p text:style-name="Standard"><text:s/><text:span text:style-name="T6">2 1 =&gt; <text:s/></text:span>#define GPIOA ((GPIO_TypeDef *) GPIOA-BASE)</text:p>
      <text:p text:style-name="Standard"><draw:line text:anchor-type="paragraph" draw:z-index="0" draw:name="Shape1" draw:style-name="gr1" draw:text-style-name="P4" svg:x1="4.822cm" svg:y1="0.224cm" svg:x2="4.981cm" svg:y2="1.071cm"><text:p/></draw:line><draw:line text:anchor-type="paragraph" draw:z-index="1" draw:name="Shape2_1" draw:style-name="gr1" draw:text-style-name="P4" svg:x1="7.288cm" svg:y1="0.436cm" svg:x2="8.055cm" svg:y2="0.939cm"><text:p/></draw:line></text:p>
      <text:p text:style-name="Standard"/>
      <text:p text:style-name="P3"><draw:line text:anchor-type="paragraph" draw:z-index="2" draw:name="Shape3" draw:style-name="gr1" draw:text-style-name="P4" svg:x1="6.569cm" svg:y1="0.574cm" svg:x2="7.469cm" svg:y2="0.309cm"><text:p/></draw:line><text:s text:c="43"/><text:span text:style-name="T6">struct - <text:s text:c="22"/>assigning</text:span></text:p>
      <text:p text:style-name="Standard"><text:s text:c="49"/>- <text:span text:style-name="T6">point</text:span></text:p>
      <text:p text:style-name="Standard"/>
      <text:p text:style-name="Standard"><text:span text:style-name="T6">563 =&gt;</text:span> Used to choose the AHB<text:span text:style-name="T6">1</text:span>ENR.</text:p>
      <text:p text:style-name="Standard"/>
      <text:p text:style-name="Standard"><text:span text:style-name="T6">Us</text:span>ing structure :- when we define the address, using structure members the continuous register is change<text:span text:style-name="T6">d </text:span>as the address <text:span text:style-name="T7">&lt;=&gt;</text:span> ((GPIO-Type<text:span text:style-name="T7">De</text:span>f *) GPIOA - BASE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7b6e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Sem-2 (16.05.24)- D 3 (Embedded <text:span text:style-name="MT1">filmare</text:span>)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1T09:29:50.432413831</meta:creation-date>
    <dc:date>2024-03-14T11:30:15.087269326</dc:date>
    <meta:editing-duration>PT28M1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113" meta:character-count="996" meta:non-whitespace-character-count="557"/>
  </office:meta>
</office:document-meta>
</file>